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, Lucidasans, 'Lucida Sans', 'Arial Unicode MS'"/>
    <style:font-face style:name="Courier New" svg:font-family="'Courier New'" style:font-family-generic="modern"/>
    <style:font-face style:name="Andale Sans UI" svg:font-family="'Andale Sans UI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in" style:type="center"/>
          <style:tab-stop style:position="5.1252in"/>
          <style:tab-stop style:position="6in" style:type="right"/>
        </style:tab-stops>
      </style:paragraph-properties>
      <style:text-properties fo:font-size="8pt" style:font-size-asian="8pt"/>
    </style:style>
    <style:style style:name="P2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4.5in" style:type="right"/>
        </style:tab-stops>
      </style:paragraph-properties>
    </style:style>
    <style:style style:name="P3" style:family="paragraph" style:parent-style-name="Standard">
      <style:paragraph-properties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4.5in" style:type="right"/>
        </style:tab-stops>
      </style:paragraph-properties>
    </style:style>
    <style:style style:name="P4" style:family="paragraph" style:parent-style-name="Standard">
      <style:paragraph-properties fo:padding-left="0in" fo:padding-right="0in" fo:padding-top="0in" fo:padding-bottom="0.0138in" fo:border-left="none" fo:border-right="none" fo:border-top="none" fo:border-bottom="0.0346in solid #000000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5" style:family="paragraph" style:parent-style-name="Standard">
      <style:paragraph-properties fo:margin-top="0.0835in" fo:margin-bottom="0in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3.9374in"/>
          <style:tab-stop style:position="4.5in" style:type="right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.1874in"/>
          <style:tab-stop style:position="1.5626in"/>
          <style:tab-stop style:position="2.25in" style:type="center"/>
          <style:tab-stop style:position="4.5in" style:type="right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1874in"/>
          <style:tab-stop style:position="1.75in"/>
          <style:tab-stop style:position="2.25in" style:type="center"/>
          <style:tab-stop style:position="4.5in" style:type="right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1.1874in"/>
          <style:tab-stop style:position="2.25in" style:type="center"/>
          <style:tab-stop style:position="4.5in" style:type="right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10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ffd320"/>
    </style:style>
    <style:style style:name="P11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12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00ffff"/>
    </style:style>
    <style:style style:name="P13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14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fo:color="#ffffff" style:font-name="Courier New" fo:font-size="10pt" fo:background-color="#7da647" style:font-size-asian="10pt" style:font-size-complex="10pt"/>
    </style:style>
    <style:style style:name="P15" style:family="paragraph" style:parent-style-name="Header">
      <style:paragraph-properties fo:padding="0in" fo:border="none" style:shadow="none" style:join-border="fals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16" style:family="paragraph" style:parent-style-name="Standard">
      <style:paragraph-properties fo:padding="0in" fo:border="none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17" style:family="paragraph" style:parent-style-name="Header">
      <style:paragraph-properties fo:padding="0in" fo:border-left="none" fo:border-right="none" fo:border-top="none" fo:border-bottom="0.0138in solid #000000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18" style:family="paragraph" style:parent-style-name="Standard">
      <style:paragraph-properties fo:padding="0in" fo:border-left="none" fo:border-right="none" fo:border-top="0.0138in solid #000000" fo:border-bottom="none" style:shadow="none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19" style:family="paragraph" style:parent-style-name="Standard" style:master-page-name="Standard">
      <style:paragraph-properties style:page-number="auto" fo:break-before="column">
        <style:tab-stops>
          <style:tab-stop style:position="2.3646in" style:type="center"/>
          <style:tab-stop style:position="4.6665in" style:type="right"/>
        </style:tab-stops>
      </style:paragraph-properties>
      <style:text-properties style:font-name="Courier New" fo:background-color="#9999ff"/>
    </style:style>
    <style:style style:name="P20" style:family="paragraph" style:parent-style-name="Standard">
      <style:paragraph-properties fo:break-before="column">
        <style:tab-stops>
          <style:tab-stop style:position="2.3646in" style:type="center"/>
          <style:tab-stop style:position="4.6665in" style:type="right"/>
        </style:tab-stops>
      </style:paragraph-properties>
      <style:text-properties style:font-name="Courier New" fo:background-color="#9999ff"/>
    </style:style>
    <style:style style:name="P21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ffd320"/>
    </style:style>
    <style:style style:name="P22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23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24" style:family="paragraph" style:parent-style-name="Standard">
      <style:paragraph-properties>
        <style:tab-stops>
          <style:tab-stop style:position="1.1874in"/>
          <style:tab-stop style:position="1.5626in"/>
          <style:tab-stop style:position="2.25in" style:type="center"/>
          <style:tab-stop style:position="4.5in" style:type="right"/>
        </style:tab-stops>
      </style:paragraph-properties>
    </style:style>
    <style:style style:name="P25" style:family="paragraph" style:parent-style-name="Standard">
      <style:paragraph-properties>
        <style:tab-stops>
          <style:tab-stop style:position="1.1874in"/>
          <style:tab-stop style:position="1.75in"/>
          <style:tab-stop style:position="2.25in" style:type="center"/>
          <style:tab-stop style:position="4.5in" style:type="right"/>
        </style:tab-stops>
      </style:paragraph-properties>
    </style:style>
    <style:style style:name="P26" style:family="paragraph" style:parent-style-name="Standard">
      <style:paragraph-properties>
        <style:tab-stops>
          <style:tab-stop style:position="1.1874in"/>
          <style:tab-stop style:position="2.25in" style:type="center"/>
          <style:tab-stop style:position="4.5in" style:type="right"/>
        </style:tab-stops>
      </style:paragraph-properties>
    </style:style>
    <style:style style:name="P27" style:family="paragraph" style:parent-style-name="Standard">
      <style:paragraph-properties fo:padding="0in" fo:border-left="none" fo:border-right="none" fo:border-top="0.0138in solid #000000" fo:border-bottom="none" style:shadow="none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28" style:family="paragraph" style:parent-style-name="Standard">
      <style:paragraph-properties fo:padding="0in" fo:border="none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29" style:family="paragraph" style:parent-style-name="Standard">
      <style:paragraph-properties fo:text-align="center" style:justify-single-word="false" fo:padding="0in" fo:border="none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30" style:family="paragraph" style:parent-style-name="Standard">
      <style:paragraph-properties fo:padding-left="0in" fo:padding-right="0in" fo:padding-top="0in" fo:padding-bottom="0.0138in" fo:border-left="none" fo:border-right="none" fo:border-top="none" fo:border-bottom="0.0346in solid #000000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31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4.5in" style:type="right"/>
        </style:tab-stops>
      </style:paragraph-properties>
    </style:style>
    <style:style style:name="P32" style:family="paragraph" style:parent-style-name="Standard">
      <style:paragraph-properties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4.5in" style:type="right"/>
        </style:tab-stops>
      </style:paragraph-properties>
    </style:style>
    <style:style style:name="P33" style:family="paragraph" style:parent-style-name="Standard">
      <style:paragraph-properties fo:margin-top="0.0835in" fo:margin-bottom="0in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3.9374in"/>
          <style:tab-stop style:position="4.5in" style:type="right"/>
        </style:tab-stops>
      </style:paragraph-properties>
    </style:style>
    <style:style style:name="P34" style:family="paragraph" style:parent-style-name="Header">
      <style:paragraph-properties fo:padding="0.0291in" fo:border-left="none" fo:border-right="none" fo:border-top="none" fo:border-bottom="0.0138in solid #000000" style:shadow="none" style:join-border="fals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transparent"/>
    </style:style>
    <style:style style:name="P35" style:family="paragraph" style:parent-style-name="Header">
      <style:paragraph-properties fo:break-before="column">
        <style:tab-stops>
          <style:tab-stop style:position="2.5in" style:type="center"/>
          <style:tab-stop style:position="4.6665in" style:type="right"/>
        </style:tab-stops>
      </style:paragraph-properties>
      <style:text-properties style:font-name="Courier New" fo:background-color="#94bd5e"/>
    </style:style>
    <style:style style:name="P36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37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00ffff"/>
    </style:style>
    <style:style style:name="P38" style:family="paragraph" style:parent-style-name="Header">
      <style:paragraph-properties>
        <style:tab-stops>
          <style:tab-stop style:position="1.6043in"/>
          <style:tab-stop style:position="3.25in"/>
          <style:tab-stop style:position="4.6563in" style:type="right"/>
        </style:tab-stops>
      </style:paragraph-properties>
      <style:text-properties style:font-name="Courier New" fo:background-color="#00ffff"/>
    </style:style>
    <style:style style:name="P39" style:family="paragraph" style:parent-style-name="Header">
      <style:paragraph-properties>
        <style:tab-stops>
          <style:tab-stop style:position="1.5937in"/>
          <style:tab-stop style:position="3.2189in"/>
        </style:tab-stops>
      </style:paragraph-properties>
      <style:text-properties style:font-name="Courier New"/>
    </style:style>
    <style:style style:name="P40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fo:color="#ffffff" style:font-name="Courier New" fo:font-size="10pt" fo:background-color="#7da647" style:font-size-asian="10pt" style:font-size-complex="10pt"/>
    </style:style>
    <style:style style:name="P41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use-window-font-color="true" style:font-name="Courier New" fo:background-color="transparent"/>
    </style:style>
    <style:style style:name="P42" style:family="paragraph" style:parent-style-name="Header">
      <style:paragraph-properties>
        <style:tab-stops>
          <style:tab-stop style:position="2.3752in" style:type="center"/>
          <style:tab-stop style:position="4.6665in" style:type="right"/>
        </style:tab-stops>
      </style:paragraph-properties>
      <style:text-properties style:use-window-font-color="true" style:font-name="Courier New" fo:background-color="transparent"/>
    </style:style>
    <style:style style:name="P43" style:family="paragraph" style:parent-style-name="Header">
      <style:paragraph-properties>
        <style:tab-stops>
          <style:tab-stop style:position="2.3854in" style:type="center"/>
          <style:tab-stop style:position="4.6665in" style:type="right"/>
        </style:tab-stops>
      </style:paragraph-properties>
      <style:text-properties style:use-window-font-color="true" style:font-name="Courier New" fo:background-color="transparent"/>
    </style:style>
    <style:style style:name="P44" style:family="paragraph" style:parent-style-name="Header">
      <style:paragraph-properties fo:break-before="page" fo:padding="0in" fo:border="none" style:shadow="none" style:join-border="false">
        <style:tab-stops>
          <style:tab-stop style:position="2.5in" style:type="center"/>
          <style:tab-stop style:position="4.7083in" style:type="right"/>
        </style:tab-stops>
      </style:paragraph-properties>
      <style:text-properties style:font-name="Courier New" fo:background-color="#94bd5e"/>
    </style:style>
    <style:style style:name="T1" style:family="text">
      <style:text-properties fo:font-size="6pt" style:font-size-asian="6pt"/>
    </style:style>
    <style:style style:name="T2" style:family="text">
      <style:text-properties style:font-name="Courier New"/>
    </style:style>
    <style:style style:name="T3" style:family="text">
      <style:text-properties style:font-name="Courier New" fo:font-weight="bold" style:font-weight-asian="bold"/>
    </style:style>
    <style:style style:name="T4" style:family="text">
      <style:text-properties style:font-name="Courier New" fo:background-color="#00ffff"/>
    </style:style>
    <style:style style:name="T5" style:family="text">
      <style:text-properties style:font-name="Courier New" fo:background-color="#00ff00"/>
    </style:style>
    <style:style style:name="T6" style:family="text">
      <style:text-properties style:font-name="Courier New" fo:background-color="#ffff00"/>
    </style:style>
    <style:style style:name="T7" style:family="text">
      <style:text-properties style:font-name="Courier New" fo:background-color="#ffd320"/>
    </style:style>
    <style:style style:name="T8" style:family="text">
      <style:text-properties style:font-name="Courier New" fo:background-color="#b3b300"/>
    </style:style>
    <style:style style:name="T9" style:family="text">
      <style:text-properties fo:color="#ffffff"/>
    </style:style>
    <style:style style:name="T10" style:family="text">
      <style:text-properties fo:color="#ffffff" style:font-name="Courier New" fo:background-color="#000080"/>
    </style:style>
    <style:style style:name="T11" style:family="text">
      <style:text-properties fo:color="#ffffff" style:font-name="Courier New" fo:background-color="#9999cc"/>
    </style:style>
    <style:style style:name="T12" style:family="text">
      <style:text-properties fo:color="#ffffff" style:font-name="Courier New" fo:background-color="transparent"/>
    </style:style>
    <style:style style:name="T13" style:family="text">
      <style:text-properties fo:color="#ffffff" style:font-name="Courier New" fo:background-color="#800000"/>
    </style:style>
    <style:style style:name="T14" style:family="text">
      <style:text-properties fo:color="#ffffff" fo:background-color="#800000"/>
    </style:style>
    <style:style style:name="T15" style:family="text">
      <style:text-properties fo:color="#ffffff" fo:background-color="#9999ff"/>
    </style:style>
    <style:style style:name="T16" style:family="text">
      <style:text-properties fo:color="#000000"/>
    </style:style>
    <style:style style:name="T17" style:family="text">
      <style:text-properties fo:color="#000000" style:font-name="Courier New" fo:background-color="transparent"/>
    </style:style>
    <style:style style:name="T18" style:family="text">
      <style:text-properties fo:color="#000000" style:font-name="Courier New" fo:background-color="#7da647"/>
    </style:style>
    <style:style style:name="T19" style:family="text">
      <style:text-properties fo:color="#000000" fo:background-color="#9999ff"/>
    </style:style>
    <style:style style:name="T20" style:family="text">
      <style:text-properties fo:background-color="transparent"/>
    </style:style>
    <style:style style:name="T21" style:family="text">
      <style:text-properties fo:background-color="#00ffff"/>
    </style:style>
    <style:style style:name="T22" style:family="text">
      <style:text-properties fo:background-color="#9999ff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urier New" fo:background-color="transparent"/>
    </style:style>
    <style:style style:name="T25" style:family="text">
      <style:text-properties style:use-window-font-color="true" fo:background-color="transpa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tab/><text:span text:style-name="T9">Weapons / Armor</text:span><text:tab/></text:p>
      <text:p text:style-name="P13"><text:span text:style-name="T21">Wt Item <text:s text:c="8"/>Enhancement</text:span><text:span text:style-name="T20"><text:tab/></text:span><text:span text:style-name="T21">Wt Item <text:s text:c="7"/>Enhancement</text:span></text:p>
      <text:p text:style-name="P41">__ ____________ ___________<text:tab/>__ ___________ ___________</text:p>
      <text:p text:style-name="P13"><text:span text:style-name="T25">__ ____________ ___________<text:tab/>__ ___________ ___________</text:span></text:p>
      <text:p text:style-name="P41">__ ____________ ___________<text:tab/>__ ___________ ___________</text:p>
      <text:p text:style-name="P41">__ ____________ ___________<text:tab/>__ ___________ ___________</text:p>
      <text:p text:style-name="P41">__ ____________ ___________<text:tab/>__ ___________ ___________</text:p>
      <text:p text:style-name="P41">__ ____________ ___________<text:tab/>__ ___________ ___________</text:p>
      <text:p text:style-name="P42"><text:span text:style-name="T22"><text:tab/></text:span><text:span text:style-name="T15">Rods</text:span><text:span text:style-name="T22"><text:tab/></text:span></text:p>
      <text:p text:style-name="P12">Ability IIQ Chrg Used <text:s text:c="2"/>Loc<text:span text:style-name="T20"><text:tab/></text:span>Ability IIQ Chrg Used <text:s/>Loc</text:p>
      <text:p text:style-name="P13">_______ ___ ____ ______ ___<text:tab/>_______ ___ ____ _____ ___</text:p>
      <text:p text:style-name="P13">_______ ___ ____ ______ ___<text:tab/>_______ ___ ____ _____ ___</text:p>
      <text:p text:style-name="P13">_______ ___ ____ ______ ___<text:tab/>_______ ___ ____ _____ ___</text:p>
      <text:p text:style-name="P13">_______ ___ ____ ______ ___<text:tab/>_______ ___ ____ _____ ___</text:p>
      <text:p text:style-name="P13">_______ ___ ____ ______ ___<text:tab/>_______ ___ ____ _____ ___</text:p>
      <text:p text:style-name="P13"><text:span text:style-name="T25">_______ ___ ____ ______ ___<text:tab/>_______ ___ ____ _____ ___</text:span></text:p>
      <text:p text:style-name="P42"><text:span text:style-name="T22"><text:tab/></text:span><text:span text:style-name="T15">Potions<text:tab/></text:span><text:span text:style-name="T19">Healing: ____</text:span></text:p>
      <text:p text:style-name="P38">Potion <text:s/>Doses Loc<text:span text:style-name="T20"><text:tab/></text:span>Potion <text:s/>Doses Loc<text:span text:style-name="T20"><text:tab/></text:span>Potion <text:s/>Doses Loc</text:p>
      <text:p text:style-name="P39">_______ _____ ___<text:tab/>_______ _____ ___<text:tab/>_______ _____ ___</text:p>
      <text:p text:style-name="P39">_______ _____ ___<text:tab/>_______ _____ ___<text:tab/>_______ _____ ___</text:p>
      <text:p text:style-name="P39">_______ _____ ___<text:tab/>_______ _____ ___<text:tab/>_______ _____ ___</text:p>
      <text:p text:style-name="P39">_______ _____ ___<text:tab/>_______ _____ ___<text:tab/>_______ _____ ___</text:p>
      <text:p text:style-name="P39">_______ _____ ___<text:tab/>_______ _____ ___<text:tab/>_______ _____ ___</text:p>
      <text:p text:style-name="P39"><text:span text:style-name="T25">_______ _____ ___<text:tab/>_______ _____ ___<text:tab/>_______ _____ ___</text:span></text:p>
      <text:p text:style-name="P43"><text:span text:style-name="T22"><text:tab/></text:span><text:span text:style-name="T15">Miscellaneous Artifacts</text:span><text:span text:style-name="T22"><text:tab/></text:span></text:p>
      <text:p text:style-name="P12">Item Ability <text:s text:c="7"/>IIQ Loc<text:span text:style-name="T20"><text:tab/></text:span>Item Ability <text:s text:c="6"/>IIQ Loc</text:p>
      <text:p text:style-name="P13">____ ______________ ___ ___<text:tab/>____ _____________ ___ ___</text:p>
      <text:p text:style-name="P13">____ ______________ ___ ___<text:tab/>____ _____________ ___ ___</text:p>
      <text:p text:style-name="P13">____ ______________ ___ ___<text:tab/>____ _____________ ___ ___</text:p>
      <text:p text:style-name="P13">____ ______________ ___ ___<text:tab/>____ _____________ ___ ___</text:p>
      <text:p text:style-name="P13">____ ______________ ___ ___<text:tab/>____ _____________ ___ ___</text:p>
      <text:p text:style-name="P13">____ ______________ ___ ___<text:tab/>____ _____________ ___ ___</text:p>
      <text:p text:style-name="P13">____ ______________ ___ ___<text:tab/>____ _____________ ___ ___</text:p>
      <text:p text:style-name="P13">____ ______________ ___ ___<text:tab/>____ _____________ ___ ___</text:p>
      <text:p text:style-name="P13">____ ______________ ___ ___<text:tab/>____ _____________ ___ ___</text:p>
      <text:p text:style-name="P13">____ ______________ ___ ___<text:tab/>____ _____________ ___ ___</text:p>
      <text:p text:style-name="P13">____ ______________ ___ ___<text:tab/>____ _____________ ___ ___</text:p>
      <text:p text:style-name="P13">____ ______________ ___ ___<text:tab/>____ _____________ ___ ___</text:p>
      <text:p text:style-name="P13">____ ______________ ___ ___<text:tab/>____ _____________ ___ ___</text:p>
      <text:p text:style-name="P13">____ ______________ ___ ___<text:tab/>____ _____________ ___ ___</text:p>
      <text:p text:style-name="P13">____ ______________ ___ ___<text:tab/>____ _____________ ___ ___</text:p>
      <text:p text:style-name="P13">____ ______________ ___ ___<text:tab/>____ _____________ ___ ___</text:p>
      <text:p text:style-name="P13">____ ______________ ___ ___<text:tab/>____ _____________ ___ ___</text:p>
      <text:p text:style-name="P13">____ ______________ ___ ___<text:tab/>____ _____________ ___ ___</text:p>
      <text:p text:style-name="P18"><text:span text:style-name="T5">Jewels</text:span><text:span text:style-name="T2">____ </text:span><text:span text:style-name="T18">Notes:</text:span><text:span text:style-name="T2">______________________________________</text:span></text:p>
      <text:p text:style-name="P11"><text:span text:style-name="T6">Bars__</text:span><text:span text:style-name="T2">____ ____________________________________________</text:span></text:p>
      <text:p text:style-name="P11"><text:span text:style-name="T6">Gold__</text:span><text:span text:style-name="T2">____ ____________________________________________</text:span></text:p>
      <text:p text:style-name="P11"><text:span text:style-name="T4">Silver</text:span><text:span text:style-name="T2">____ ____________________________________________</text:span></text:p>
      <text:p text:style-name="P16"><text:span text:style-name="T10">Copper</text:span><text:span text:style-name="T2">____ ____________________________________________</text:span></text:p>
      <text:p text:style-name="P16"><text:span text:style-name="T13">Bank</text:span><text:span text:style-name="T2">______ ____________________________________________</text:span></text:p>
      <text:p text:style-name="P29">___________________________ </text:p>
      <text:p text:style-name="P2">by ________ on ___/___/___</text:p>
      <text:p text:style-name="P5"><text:s text:c="7"/><text:span text:style-name="T1">Portrait<text:tab/> <text:s/>Team Identity </text:span></text:p>
      <text:p text:style-name="P3">Race:__________ Sex: __ <text:s/>Points: ___ / ___ <text:s/>1:____ 2:____ 3:____ 4:____ 5:____</text:p>
      <text:p text:style-name="P6"><text:span text:style-name="T3">ST:(__)</text:span><text:span text:style-name="T2">___/___<text:tab/><text:tab/>Hits:____________ Fat:_________SB:___</text:span></text:p>
      <text:p text:style-name="P6"><text:span text:style-name="T3">DX:(__)</text:span><text:span text:style-name="T2">___/___/___<text:tab/>XP:______________________ Needed:____</text:span></text:p>
      <text:p text:style-name="P7"><text:span text:style-name="T3">IQ:(__)</text:span><text:span text:style-name="T2">___/___<text:tab/><text:tab/>___________________________________</text:span></text:p>
      <text:p text:style-name="P7"><text:span text:style-name="T3">MA:(__)</text:span><text:span text:style-name="T2">___/___<text:tab/><text:tab/>___________________________________</text:span></text:p>
      <text:p text:style-name="P8"><text:span text:style-name="T3">Native Abilities</text:span><text:span text:style-name="T2">:_______________________________________</text:span></text:p>
      <text:p text:style-name="P10">Wt ST DCl Dam # Weapon/Missile <text:s text:c="13"/>Special Loc</text:p>
      <text:p text:style-name="P9">__ __ ___ ___ _ ___________________________ _______ ___</text:p>
      <text:p text:style-name="P9">__ __ ___ ___ _ ___________________________ _______ ___</text:p>
      <text:p text:style-name="P9">__ __ ___ ___ _ ___________________________ _______ ___</text:p>
      <text:p text:style-name="P9">__ __ ___ ___ _ ___________________________ _______ ___</text:p>
      <text:p text:style-name="P11"><text:span text:style-name="T4">IIQ Fat Ability <text:s text:c="12"/></text:span><text:span text:style-name="T2"><text:tab/></text:span><text:span text:style-name="T7">Wt DX Hit Armor/Shld <text:s/>Loc</text:span></text:p>
      <text:p text:style-name="P9">___ ___ ____________________<text:tab/>__ __ ___ ___________ ___</text:p>
      <text:p text:style-name="P9">___ ___ ____________________<text:tab/>__ __ ___ ___________ ___</text:p>
      <text:p text:style-name="P9">___ ___ ____________________<text:tab/>__ __ ___ ___________ ___</text:p>
      <text:p text:style-name="P9">___ ___ ____________________<text:tab/>__ __ ___ ___________ ___</text:p>
      <text:p text:style-name="P11"><text:span text:style-name="T2">___ ___ ____________________<text:tab/></text:span><text:span text:style-name="T7">Wt Mundane Item <text:s text:c="6"/>Loc</text:span></text:p>
      <text:p text:style-name="P9">___ ___ ____________________<text:tab/>__ __________________ ___</text:p>
      <text:p text:style-name="P9">___ ___ ____________________<text:tab/>__ __________________ ___</text:p>
      <text:p text:style-name="P9">___ ___ ____________________<text:tab/>__ __________________ ___</text:p>
      <text:p text:style-name="P9">___ ___ ____________________<text:tab/>__ __________________ ___</text:p>
      <text:p text:style-name="P9">___ ___ ____________________<text:tab/>__ __________________ ___</text:p>
      <text:p text:style-name="P9">___ ___ ____________________<text:tab/>__ __________________ ___</text:p>
      <text:p text:style-name="P9">___ ___ ____________________<text:tab/>__ __________________ ___</text:p>
      <text:p text:style-name="P9">___ ___ ____________________<text:tab/>__ __________________ ___</text:p>
      <text:p text:style-name="P9">___ ___ ____________________<text:tab/>__ __________________ ___</text:p>
      <text:p text:style-name="P9">___ ___ ____________________<text:tab/>__ __________________ ___</text:p>
      <text:p text:style-name="P9">___ ___ ____________________<text:tab/>__ __________________ ___</text:p>
      <text:p text:style-name="P9">___ ___ ____________________<text:tab/>__ __________________ ___</text:p>
      <text:p text:style-name="P9">___ ___ ____________________<text:tab/>__ __________________ ___</text:p>
      <text:p text:style-name="P11"><text:span text:style-name="T17">___ ___ ____________________</text:span><text:span text:style-name="T12"><text:tab/></text:span><text:span text:style-name="T11">Languages <text:s text:c="15"/></text:span></text:p>
      <text:p text:style-name="P9">___ ___ ____________________<text:tab/>_______ _________ _______</text:p>
      <text:p text:style-name="P9">___ ___ ____________________ <text:s/>_______ _________ _______</text:p>
      <text:p text:style-name="P9">___ ___ ____________________<text:tab/>_______ _________ _______</text:p>
      <text:p text:style-name="P9">___ ___ ____________________<text:tab/>_______ _________ _______</text:p>
      <text:p text:style-name="P11"><text:span text:style-name="T8">Pet <text:s text:c="3"/>St Dx IQ <text:s/>MA <text:s/>Ht Dam Hits <text:s/>Fat Cost XP <text:s text:c="6"/>Nxt</text:span><text:span text:style-name="T4"> </text:span><text:span text:style-name="T2"><text:s text:c="3"/></text:span></text:p>
      <text:p text:style-name="P9">______ __ __ __ ____ __ ___ ____ ____ ____ ________ ___</text:p>
      <text:p text:style-name="P9">______ __ __ __ ____ __ ___ ____ ____ ____ ________ ___</text:p>
      <text:p text:style-name="P9">______ __ __ __ ____ __ ___ ____ ____ ____ ________ ___</text:p>
      <text:p text:style-name="P4">______ __ __ __ ____ __ ___ ____ ____ ____ ________ ___</text:p>
      <text:p text:style-name="P14">_ <text:s text:c="22"/><text:span text:style-name="T16"><text:s text:c="2"/>Notes <text:s text:c="2"/></text:span><text:s text:c="21"/>_</text:p>
      <text:p text:style-name="P13">________________________________________________________</text:p>
      <text:p text:style-name="P13">________________________________________________________</text:p>
      <text:p text:style-name="P13">________________________________________________________</text:p>
      <text:p text:style-name="P34">________________________________________________________</text:p>
      <text:p text:style-name="P44"><text:tab/>Library<text:tab/></text:p>
      <text:p text:style-name="P12">Ability <text:s text:c="5"/>IIQ Val <text:s/>Ability <text:s text:c="5"/>IIQ Val <text:s/>Language Loc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35"><text:tab/>Library<text:tab/></text:p>
      <text:p text:style-name="P12">Ability <text:s text:c="5"/>IIQ Val <text:s/>Ability <text:s text:c="5"/>IIQ Val <text:s/>Language Loc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  <text:p text:style-name="P13">____________ ___$___ <text:s/>____________ ___$___ <text:s/>________ 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, Lucidasans, 'Lucida Sans', 'Arial Unicode MS'"/>
    <style:font-face style:name="Courier New" svg:font-family="'Courier New'" style:font-family-generic="modern"/>
    <style:font-face style:name="Andale Sans UI" svg:font-family="'Andale Sans UI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in" style:type="center"/>
          <style:tab-stop style:position="5.1252in"/>
          <style:tab-stop style:position="6in" style:type="right"/>
        </style:tab-stops>
      </style:paragraph-properties>
      <style:text-properties fo:font-size="8pt" style:font-size-asian="8pt"/>
    </style:style>
    <style:page-layout style:name="Mpm1">
      <style:page-layout-properties fo:page-width="11in" fo:page-height="8.5in" style:num-format="1" style:print-orientation="landscape" fo:margin-top="0.5in" fo:margin-bottom="0.4in" fo:margin-left="0.5in" fo:margin-right="0.55in" style:writing-mode="lr-tb" style:layout-grid-color="#c0c0c0" style:layout-grid-lines="29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2">
          <style:column style:rel-width="32767*" fo:start-indent="0in" fo:end-indent="0.2457in"/>
          <style:column style:rel-width="32767*" fo:start-indent="0.245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ersion 3.0 Generalist <text:s/>Revised 07 July 2010<text:tab/><text:tab/>Version 3.0 Generalist <text:s/>Revised 07 July 2010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		Sex:__ Birthday:__/__ /__</dc:title>
    <meta:initial-creator>The Rice Family</meta:initial-creator>
    <meta:creation-date>2003-01-18T15:49:00</meta:creation-date>
    <dc:date>2010-07-07T22:27:53.96</dc:date>
    <meta:printed-by>Carol Roscoe</meta:printed-by>
    <meta:print-date>2009-01-06T10:30:21.34</meta:print-date>
    <dc:language>en-US</dc:language>
    <meta:editing-cycles>17</meta:editing-cycles>
    <meta:editing-duration>PT08H24M25S</meta:editing-duration>
    <meta:document-statistic meta:table-count="0" meta:image-count="0" meta:object-count="0" meta:page-count="2" meta:paragraph-count="199" meta:word-count="1249" meta:character-count="10766"/>
    <meta:user-defined meta:name="Info 1"/>
    <meta:user-defined meta:name="Info 2"/>
    <meta:user-defined meta:name="Info 3"/>
    <meta:user-defined meta:name="Info 4"/>
  </office:meta>
</office:document-meta>
</file>